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to b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and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last sentence too. Deep down, she knew that. Right now though, she wasn't in the mood to think about it. </text:p>
      <text:p text:style-name="Normal">“...”</text:p>
      <text:p text:style-name="Normal">But a lie is a lie.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and turned on her side instead. That should discourage it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there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it made her smile. </text:p>
      <text:p text:style-name="Normal">Unfortunately, starting somewhen the heart stopped taking in water properly, and despite her best efforts it had become bloated, almost soggy. And next to it, buds had sprouted. The buds were big, and they were clumsy. As they grew they started getting entangled in one another and even with the heart, neither really knowing where they wanted to go, all fumbling around searching for light, and yet scared to get burnt by it. Of course, the heart was hers, as for the buds, they were the foolish feelings she had developed. And the light, it was <text:span text:style-name="T1">you.</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text:span text:style-name="T1">you</text:span>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and down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her knees and let her arms and her upper body rest their weight on them. A drop of sweat trickled down from her brow, falling into a small puddle below her. The puddle was by no means deep or opaque, and yet by some trick of light, there was her reflection in it. </text:p>
      <text:p text:style-name="Normal"><text:span text:style-name="T1">Say, how much longer are we going to pretend play? I'm sick of it, </text:span>it said.</text:p>
      <text:p text:style-name="Normal">She closed her eyes, ignored it, and walked to the empty bus stop. And so, today too began on a sour note.</text:p>
      <text:p text:style-name="Normal"/>
      <text:p text:style-name="P1">•••</text:p>
      <text:p text:style-name="Normal">The water felt ice cold on her face, and it felt equally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beca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look quite right, so she undid it and smiled again. And again. And again. And again. And again. She kept on trying until at last, she was satisfied with her expression. This mask she now wore looked innocent, harmless, and above all, it was impenetrable; it made her feel more at ease with the idea of meeting others, of meeting <text:span text:style-name="T1">you</text:span>. She'd always thought that since she didn't really have anything going for her, she should get at least this right.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now anyway.</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the countless times being late, she'd continuously refined them for the sake of a sole objective: reach her seat and act like she'd been present from the beginning.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and now all eyes were on her.</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she was told, while her teacher had resumed explaining what he was doing.</text:p>
      <text:p text:style-name="Normal">“We were in the middle of correcting <text:s text:c="1"/>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whil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ing for excuses they could present, both failing to find any. Because there weren't any. And as she realized that, her smile faded away, her gaze fell to the floor. </text:p>
      <text:p text:style-name="Normal">“I-I'm afraid I didn't... I don't have it sir.”</text:p>
      <text:p text:style-name="Normal">“...You do not have it in the sense that you forgot it, or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begun falling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text:span text:style-name="T1">you</text:span> interrupted.</text:p>
      <text:p text:style-name="Normal">“...Pardon?” </text:p>
      <text:p text:style-name="Normal">The teacher was visibly confused. As was everyone. <text:span text:style-name="T1">You</text:span> had... nothing to do with this, this should have been —and was— a matter that didn't concern <text:span text:style-name="T1">you</text:span>. And yet,</text:p>
      <text:p text:style-name="Normal">“Since she and I are neighbours, I'd proposed to take the copy and deliver it myself, but I completely forgot about it,” you explained, and almost every word you'd<text:span text:style-name="T1"> </text:span>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text:span text:style-name="T1">your</text:span>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problem to worry about, there was a much greater one that she could hardly ignore. “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Whatever happened until next morning —until she saw you again— did not much matter to her.</text:p>
      <text:p text:style-name="Normal"/>
      <text:p text:style-name="P1">•••</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it had blanketed her too. It had come in through her open window, and the breezes that followed it were cool. All together, they sat in silence in her room, she listening to the distant sounds of passing cars, odd siren sounds, and the occasional neighbour who was a bit too loud, and it listening to her thoughts, her worries, and all those things that others didn't seem to understand. 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present from tonight.</text:p>
      <text:p text:style-name="Normal">So, it really was a shame, that<text:span text:style-name="T1">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tiny applauses at herself.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teadily heating up milk. Since dark chocolate was too bitter for her taste, she sweetened things up with sugar until the flavour was to her liking. When all was said and done, she poured the drink into her favourite mug and went back to her room just in time to witness the sun rising outside her window. There were no clouds in the sky. The horizon was deeply orange with some hints of yellow, and the heavens above it were gradually changing shade, mellowing from night blue to light blue. Her hands were warm, entwined around the mug, and despite only having taken a few sips, her heart was full. She took a deep breath.</text:p>
      <text:p text:style-name="Normal"><text:span text:style-name="T1">What a good start to the day... Goodnight, Moon, and</text:span></text:p>
      <text:p text:style-name="Normal">“Hello, Sun.”</text:p>
      <text:p text:style-name="Normal">A bit of steam was rising from her mug, and the hot chocolate had a faint sweet aroma to it. These moments of nothingness, she enjoyed them for as long as they lasted. These truces with reality were rare, so she made it a point to think as loudly as she could that it wasn't the world's fault she didn't like it; she and it simply didn't mix well, and if it were anyone's fault, it would be hers.</text:p>
      <text:p text:style-name="Normal">And then she slapped herself.</text:p>
      <text:p text:style-name="Normal">“*Slap* Ouch!”</text:p>
      <text:p text:style-name="Normal"><text:span text:style-name="T1">Why- </text:span>she was having a good time, and ruining it was forbidden. <text:span text:style-name="T1">But I was just thinking- </text:span>but if she'd kept on thinking like that it would have invariably ended with her cocooning up in her blankets until she un-depressed herself. <text:span text:style-name="T1">That's...! ...Probably right, actually... Then, what do I do?</text:span></text:p>
      <text:p text:style-name="Normal">The answer was simply nothing. In some time, the alarm clock would ring, and she would have to get ready for school. Until then, she was free to do whatever she wanted, and right now, she just wanted to enjoy her drink.</text:p>
      <text:p text:style-name="Normal">“*Sip*”</text:p>
      <text:p text:style-name="Normal">There were very few spices like dawn light and having nothing to do: it really brought out all the warmth and sweetness from her hot chocolate. And for as long as she could, before 7am came around and while her mug wasn't empty, she savoured every drop. It really was a nice start to the day. Of course, as it eventually would,</text:p>
      <text:p text:style-name="Normal">*RIIIIIIIING RIIIIIIIING RIIIIIIIING* went the alarm.</text:p>
      <text:p text:style-name="Normal"><text:span text:style-name="T1">What will the rest of today be like, I wonder.</text:span></text:p>
      <text:p text:style-name="Normal">*RIIIIIIIING RIIIIIIIING RIIIIIIIING* the alarm chimed in. Perhaps it was implying that only by going out and facing the day she would find out.</text:p>
      <text:p text:style-name="Normal"><text:span text:style-name="T1">Hm... All things considered, it's probably just going to be another Tuesday,</text:span></text:p>
      <text:p text:style-name="Normal">*RIIIIIIIING RIIIIIIIING RIIIIIIIING* was the interjection. Was the clock questioning the wisdom behind making baseless hypotheses?</text:p>
      <text:p text:style-name="Normal"><text:span text:style-name="T1">Although maybe... Just maybe... It could be as good as this morning...</text:span></text:p>
      <text:p text:style-name="Normal">*RIIIIIIIING RIIIIII-tap* Just as the clock was starting on how hope without action was meaningless and how men should strive to be their own hope, it was tapped silent.</text:p>
      <text:p text:style-name="Normal"><text:span text:style-name="T1">Sorry Mr. Clock, I wasn't asking you.</text:span></text:p>
      <text:p text:style-name="Normal">And the room was quiet once again.</text:p>
      <text:p text:style-name="Normal">“... You know, that clock was making some pretty good points,” she said to herself, feeling a little bad she hadn't listened to it. <text:span text:style-name="T1">Oh well, maybe next time.</text:span></text:p>
      <text:p text:style-name="Normal">For a change, she was up when she needed to be, which in turn meant she had time to get ready for school and catch the bus. <text:span text:style-name="T1">I see... So this is what it feels like to be a functioning member of society...</text:span> she thought as she was making her way out of the front door. Maybe she was starting to come around and become a good student. Maybe she would even start attending all classes seriously, from now on. Then, her grades would skyrocket and she would graduate top of her class and enter a world-renowned university. And from then on she would go on to become a doctor and discover a cure for cancer and subsequently get elected as president and solve world hunger and global warming. And eventually she would retire young and wealthy on one of her private tropical island with AIs serving her so she could keep social interactions to a minimum. It was neat little futures like that that she was imagining while rounding the corner to the bus stop, so of course it absolutely caught her off-guard to see <text:span text:style-name="T1">you </text:span>there.</text:p>
      <text:p text:style-name="Normal"/>
      <text:p text:style-name="P1">•••</text:p>
      <text:p text:style-name="Normal">It occurred to her that the morning Sun might secretly be a shepherd dog in disguise; today, it guided a herd of small clouds to this empty patch of sky. “What do you think clouds graze on?” she wanted to ask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